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2.26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15.15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8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ce5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F" fo:font-size="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2pt" style:language-asian="none" style:country-asian="none" style:font-style-asian="normal" style:font-weight-asian="normal" style:font-size-complex="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081247" calcext:value-type="float">
            <text:p>0,08</text:p>
          </table:table-cell>
          <table:table-cell table:style-name="ce4" table:formula="of:=[$calcul.$M22]" office:value-type="float" office:value="0.059353" calcext:value-type="float">
            <text:p>0,06</text:p>
          </table:table-cell>
          <table:table-cell table:style-name="ce4" table:formula="of:=[$calcul.$M15]" office:value-type="float" office:value="0.083183" calcext:value-type="float">
            <text:p>0,08</text:p>
          </table:table-cell>
          <table:table-cell table:style-name="ce6" table:formula="of:=[.D7]/[.E7]" office:value-type="float" office:value="1.36887773153842" calcext:value-type="float">
            <text:p>1,4</text:p>
          </table:table-cell>
          <table:table-cell table:style-name="ce6" table:formula="of:=[.D7]/[.F7]" office:value-type="float" office:value="0.976726013728767" calcext:value-type="float">
            <text:p>1,0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59353" calcext:value-type="float">
            <text:p>0,06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736949" calcext:value-type="float">
            <text:p>0,74</text:p>
          </table:table-cell>
          <table:table-cell table:style-name="ce4" table:formula="of:=[$calcul.$M23]" office:value-type="float" office:value="0.410414" calcext:value-type="float">
            <text:p>0,41</text:p>
          </table:table-cell>
          <table:table-cell table:style-name="ce4" table:formula="of:=[$calcul.$M16]" office:value-type="float" office:value="0.741118" calcext:value-type="float">
            <text:p>0,74</text:p>
          </table:table-cell>
          <table:table-cell table:style-name="ce6" table:formula="of:=[.D8]/[.E8]" office:value-type="float" office:value="1.79562344364471" calcext:value-type="float">
            <text:p>1,8</text:p>
          </table:table-cell>
          <table:table-cell table:style-name="ce6" table:formula="of:=[.D8]/[.F8]" office:value-type="float" office:value="0.994374714957672" calcext:value-type="float">
            <text:p>1,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410414" calcext:value-type="float">
            <text:p>0,41</text:p>
          </table:table-cell>
          <table:table-cell table:style-name="ce4" table:formula="of:=[.$L$7]/[.L8]" office:value-type="float" office:value="0.14461738634647" calcext:value-type="float">
            <text:p>0,1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984306" calcext:value-type="float">
            <text:p>0,98</text:p>
          </table:table-cell>
          <table:table-cell table:style-name="ce4" table:formula="of:=[$calcul.$M24]" office:value-type="float" office:value="2.058757" calcext:value-type="float">
            <text:p>2,06</text:p>
          </table:table-cell>
          <table:table-cell table:style-name="ce4" table:formula="of:=[$calcul.$M17]" office:value-type="float" office:value="0.990874" calcext:value-type="float">
            <text:p>0,99</text:p>
          </table:table-cell>
          <table:table-cell table:style-name="ce6" table:formula="of:=[.D9]/[.E9]" office:value-type="float" office:value="0.478106935398398" calcext:value-type="float">
            <text:p>0,5</text:p>
          </table:table-cell>
          <table:table-cell table:style-name="ce6" table:formula="of:=[.D9]/[.F9]" office:value-type="float" office:value="0.993371508385526" calcext:value-type="float">
            <text:p>1,0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058757" calcext:value-type="float">
            <text:p>2,06</text:p>
          </table:table-cell>
          <table:table-cell table:style-name="ce4" table:formula="of:=[.$L$7]/[.L9]" office:value-type="float" office:value="0.0288295316057213" calcext:value-type="float">
            <text:p>0,0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3.126521" calcext:value-type="float">
            <text:p>3,13</text:p>
          </table:table-cell>
          <table:table-cell table:style-name="ce4" table:formula="of:=[$calcul.$M25]" office:value-type="float" office:value="23.010138" calcext:value-type="float">
            <text:p>23,01</text:p>
          </table:table-cell>
          <table:table-cell table:style-name="ce4" table:formula="of:=[$calcul.$M18]" office:value-type="float" office:value="3.145744" calcext:value-type="float">
            <text:p>3,15</text:p>
          </table:table-cell>
          <table:table-cell table:style-name="ce6" table:formula="of:=[.D10]/[.E10]" office:value-type="float" office:value="0.135875803960845" calcext:value-type="float">
            <text:p>0,1</text:p>
          </table:table-cell>
          <table:table-cell table:style-name="ce6" table:formula="of:=[.D10]/[.F10]" office:value-type="float" office:value="0.993889203953023" calcext:value-type="float">
            <text:p>1,0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23.010138" calcext:value-type="float">
            <text:p>23,01</text:p>
          </table:table-cell>
          <table:table-cell table:style-name="ce4" table:formula="of:=[.$L$7]/[.L10]" office:value-type="float" office:value="0.0025794282502782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8.479108" calcext:value-type="float">
            <text:p>8,48</text:p>
          </table:table-cell>
          <table:table-cell table:style-name="ce4" table:formula="of:=[$calcul.$M26]" office:value-type="float" office:value="35.018113" calcext:value-type="float">
            <text:p>35,02</text:p>
          </table:table-cell>
          <table:table-cell table:style-name="ce4" table:formula="of:=[$calcul.$M19]" office:value-type="float" office:value="8.519871" calcext:value-type="float">
            <text:p>8,52</text:p>
          </table:table-cell>
          <table:table-cell table:style-name="ce6" table:formula="of:=[.D11]/[.E11]" office:value-type="float" office:value="0.242134920291108" calcext:value-type="float">
            <text:p>0,2</text:p>
          </table:table-cell>
          <table:table-cell table:style-name="ce6" table:formula="of:=[.D11]/[.F11]" office:value-type="float" office:value="0.995215537887839" calcext:value-type="float">
            <text:p>1,0</text:p>
          </table:table-cell>
          <table:table-cell table:style-name="ce9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5.018113" calcext:value-type="float">
            <text:p>35,02</text:p>
          </table:table-cell>
          <table:table-cell table:style-name="ce4" table:formula="of:=[.$L$7]/[.L11]" office:value-type="float" office:value="0.00169492285321028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3.840148" calcext:value-type="float">
            <text:p>3,84</text:p>
          </table:table-cell>
          <table:table-cell table:style-name="ce4" table:formula="of:=[$calcul.$M27]" office:value-type="float" office:value="3.040225" calcext:value-type="float">
            <text:p>3,04</text:p>
          </table:table-cell>
          <table:table-cell table:style-name="ce4" table:formula="of:=[$calcul.$M20]" office:value-type="float" office:value="3.905976" calcext:value-type="float">
            <text:p>3,91</text:p>
          </table:table-cell>
          <table:table-cell table:style-name="ce6" table:formula="of:=[.D12]/[.E12]" office:value-type="float" office:value="1.26311309195865" calcext:value-type="float">
            <text:p>1,3</text:p>
          </table:table-cell>
          <table:table-cell table:style-name="ce6" table:formula="of:=[.D12]/[.F12]" office:value-type="float" office:value="0.983146849852636" calcext:value-type="float">
            <text:p>1,0</text:p>
          </table:table-cell>
          <table:table-cell table:style-name="ce9" table:formula="of:=IF([.G12]-[.H12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3.040225" calcext:value-type="float">
            <text:p>3,04</text:p>
          </table:table-cell>
          <table:table-cell table:style-name="ce4" table:formula="of:=[.$L$7]/[.L12]" office:value-type="float" office:value="0.0195225682309697" calcext:value-type="float">
            <text:p>0,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79042" calcext:value-type="float">
            <text:p>0,18</text:p>
          </table:table-cell>
          <table:table-cell table:style-name="ce4" table:formula="of:=[$calcul.$M28]" office:value-type="float" office:value="0.1308" calcext:value-type="float">
            <text:p>0,13</text:p>
          </table:table-cell>
          <table:table-cell table:style-name="ce4" table:formula="of:=[$calcul.$M21]" office:value-type="float" office:value="0.176965" calcext:value-type="float">
            <text:p>0,18</text:p>
          </table:table-cell>
          <table:table-cell table:style-name="ce6" table:formula="of:=[.D13]/[.E13]" office:value-type="float" office:value="1.36882262996942" calcext:value-type="float">
            <text:p>1,4</text:p>
          </table:table-cell>
          <table:table-cell table:style-name="ce6" table:formula="of:=[.D13]/[.F13]" office:value-type="float" office:value="1.01173678410985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1308" calcext:value-type="float">
            <text:p>0,13</text:p>
          </table:table-cell>
          <table:table-cell table:style-name="ce4" table:formula="of:=[.$L$7]/[.L13]" office:value-type="float" office:value="0.453769113149847" calcext:value-type="float">
            <text:p>0,45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57799558774895" calcext:value-type="float">
            <text:p>2,58</text:p>
          </table:table-cell>
          <table:table-cell table:style-name="ce4" table:formula="of:=[$calcul.$K22]" office:value-type="float" office:value="1.68453457916975" calcext:value-type="float">
            <text:p>1,68</text:p>
          </table:table-cell>
          <table:table-cell table:style-name="ce4" table:formula="of:=[$calcul.$K15]" office:value-type="float" office:value="1.75360568573619" calcext:value-type="float">
            <text:p>1,75</text:p>
          </table:table-cell>
          <table:table-cell table:style-name="ce7" table:formula="of:=([.E20]-[.$D20])/[.E20]" office:value-type="percentage" office:value="-0.530390423341476" calcext:value-type="percentage">
            <text:p>-53%</text:p>
          </table:table-cell>
          <table:table-cell table:style-name="ce7" table:formula="of:=([.F20]-[.$D20])/[.F20]" office:value-type="percentage" office:value="-0.470111330453786" calcext:value-type="percentage">
            <text:p>-47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.68453457916975" calcext:value-type="float">
            <text:p>1,68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56592254428073" calcext:value-type="float">
            <text:p>2,57</text:p>
          </table:table-cell>
          <table:table-cell table:style-name="ce4" table:formula="of:=[$calcul.$K23]" office:value-type="float" office:value="2.35992366470359" calcext:value-type="float">
            <text:p>2,36</text:p>
          </table:table-cell>
          <table:table-cell table:style-name="ce4" table:formula="of:=[$calcul.$K16]" office:value-type="float" office:value="2.34637808013083" calcext:value-type="float">
            <text:p>2,35</text:p>
          </table:table-cell>
          <table:table-cell table:style-name="ce7" table:formula="of:=([.E21]-[.$D21])/[.E21]" office:value-type="percentage" office:value="-0.0872904842890391" calcext:value-type="percentage">
            <text:p>-9%</text:p>
          </table:table-cell>
          <table:table-cell table:style-name="ce7" table:formula="of:=([.F21]-[.$D21])/[.F21]" office:value-type="percentage" office:value="-0.0935673862660928" calcext:value-type="percentage">
            <text:p>-9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35992366470359" calcext:value-type="float">
            <text:p>2,36</text:p>
          </table:table-cell>
          <table:table-cell table:style-name="ce13" table:formula="of:=[.L21]/[.$L$20]" office:value-type="float" office:value="1.40093512705849" calcext:value-type="float">
            <text:p>1,4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979250768305" calcext:value-type="float">
            <text:p>1,98</text:p>
          </table:table-cell>
          <table:table-cell table:style-name="ce4" table:formula="of:=[$calcul.$K24]" office:value-type="float" office:value="0.554255755803618" calcext:value-type="float">
            <text:p>0,55</text:p>
          </table:table-cell>
          <table:table-cell table:style-name="ce4" table:formula="of:=[$calcul.$K17]" office:value-type="float" office:value="1.8480792570728" calcext:value-type="float">
            <text:p>1,85</text:p>
          </table:table-cell>
          <table:table-cell table:style-name="ce7" table:formula="of:=([.E22]-[.$D22])/[.E22]" office:value-type="percentage" office:value="-2.57100625041824" calcext:value-type="percentage">
            <text:p>-257%</text:p>
          </table:table-cell>
          <table:table-cell table:style-name="ce7" table:formula="of:=([.F22]-[.$D22])/[.F22]" office:value-type="percentage" office:value="-0.0709772109232867" calcext:value-type="percentage">
            <text:p>-7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554255755803618" calcext:value-type="float">
            <text:p>0,55</text:p>
          </table:table-cell>
          <table:table-cell table:style-name="ce13" table:formula="of:=[.L22]/[.$L$20]" office:value-type="float" office:value="0.329026048296848" calcext:value-type="float">
            <text:p>0,3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511398274930774" calcext:value-type="float">
            <text:p>0,51</text:p>
          </table:table-cell>
          <table:table-cell table:style-name="ce4" table:formula="of:=[$calcul.$K25]" office:value-type="float" office:value="0.0526286200597792" calcext:value-type="float">
            <text:p>0,05</text:p>
          </table:table-cell>
          <table:table-cell table:style-name="ce4" table:formula="of:=[$calcul.$K18]" office:value-type="float" office:value="0.498173911259966" calcext:value-type="float">
            <text:p>0,50</text:p>
          </table:table-cell>
          <table:table-cell table:style-name="ce7" table:formula="of:=([.E23]-[.$D23])/[.E23]" office:value-type="percentage" office:value="-8.71711350876943" calcext:value-type="percentage">
            <text:p>-872%</text:p>
          </table:table-cell>
          <table:table-cell table:style-name="ce7" table:formula="of:=([.F23]-[.$D23])/[.F23]" office:value-type="percentage" office:value="-0.0265456768648561" calcext:value-type="percentage">
            <text:p>-3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526286200597792" calcext:value-type="float">
            <text:p>0,05</text:p>
          </table:table-cell>
          <table:table-cell table:style-name="ce13" table:formula="of:=[.L23]/[.$L$20]" office:value-type="float" office:value="0.0312422319556765" calcext:value-type="float">
            <text:p>0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549934063778654" calcext:value-type="float">
            <text:p>0,55</text:p>
          </table:table-cell>
          <table:table-cell table:style-name="ce4" table:formula="of:=[$calcul.$K26]" office:value-type="float" office:value="0.472948471623045" calcext:value-type="float">
            <text:p>0,47</text:p>
          </table:table-cell>
          <table:table-cell table:style-name="ce4" table:formula="of:=[$calcul.$K19]" office:value-type="float" office:value="0.545661532542647" calcext:value-type="float">
            <text:p>0,55</text:p>
          </table:table-cell>
          <table:table-cell table:style-name="ce7" table:formula="of:=([.E24]-[.$D24])/[.E24]" office:value-type="percentage" office:value="-0.16277797006387" calcext:value-type="percentage">
            <text:p>-16%</text:p>
          </table:table-cell>
          <table:table-cell table:style-name="ce7" table:formula="of:=([.F24]-[.$D24])/[.F24]" office:value-type="percentage" office:value="-0.00783000263203042" calcext:value-type="percentage">
            <text:p>-1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472948471623045" calcext:value-type="float">
            <text:p>0,47</text:p>
          </table:table-cell>
          <table:table-cell table:style-name="ce13" table:formula="of:=[.L24]/[.$L$20]" office:value-type="float" office:value="0.280759135176759" calcext:value-type="float">
            <text:p>0,3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50985574896271" calcext:value-type="float">
            <text:p>0,51</text:p>
          </table:table-cell>
          <table:table-cell table:style-name="ce4" table:formula="of:=[$calcul.$K27]" office:value-type="float" office:value="0.349576281636747" calcext:value-type="float">
            <text:p>0,35</text:p>
          </table:table-cell>
          <table:table-cell table:style-name="ce4" table:formula="of:=[$calcul.$K20]" office:value-type="float" office:value="0.486807792077672" calcext:value-type="float">
            <text:p>0,49</text:p>
          </table:table-cell>
          <table:table-cell table:style-name="ce7" table:formula="of:=([.E25]-[.$D25])/[.E25]" office:value-type="percentage" office:value="-0.458496401916976" calcext:value-type="percentage">
            <text:p>-46%</text:p>
          </table:table-cell>
          <table:table-cell table:style-name="ce7" table:formula="of:=([.F25]-[.$D25])/[.F25]" office:value-type="percentage" office:value="-0.0473450862129195" calcext:value-type="percentage">
            <text:p>-5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349576281636747" calcext:value-type="float">
            <text:p>0,35</text:p>
          </table:table-cell>
          <table:table-cell table:style-name="ce13" table:formula="of:=[.L25]/[.$L$20]" office:value-type="float" office:value="0.207520988859155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2.65774198500089" calcext:value-type="float">
            <text:p>2,66</text:p>
          </table:table-cell>
          <table:table-cell table:style-name="ce4" table:formula="of:=[$calcul.$K28]" office:value-type="float" office:value="1.95859448164016" calcext:value-type="float">
            <text:p>1,96</text:p>
          </table:table-cell>
          <table:table-cell table:style-name="ce4" table:formula="of:=[$calcul.$K21]" office:value-type="float" office:value="1.96891943469972" calcext:value-type="float">
            <text:p>1,97</text:p>
          </table:table-cell>
          <table:table-cell table:style-name="ce7" table:formula="of:=([.E26]-[.$D26])/[.E26]" office:value-type="percentage" office:value="-0.356963889112588" calcext:value-type="percentage">
            <text:p>-36%</text:p>
          </table:table-cell>
          <table:table-cell table:style-name="ce7" table:formula="of:=([.F26]-[.$D26])/[.F26]" office:value-type="percentage" office:value="-0.349848012143893" calcext:value-type="percentage">
            <text:p>-35%</text:p>
          </table:table-cell>
          <table:table-cell table:style-name="ce9" table:formula="of:=IF([.G26]-[.H26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1.95859448164016" calcext:value-type="float">
            <text:p>1,96</text:p>
          </table:table-cell>
          <table:table-cell table:style-name="ce13" table:formula="of:=[.L26]/[.$L$20]" office:value-type="float" office:value="1.16269176415808" calcext:value-type="float">
            <text:p>1,2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439144297658301" calcext:value-type="percentage">
            <text:p>4,4%</text:p>
          </table:table-cell>
          <table:table-cell table:style-name="ce5" table:formula="of:=[$calcul.$L22]" office:value-type="percentage" office:value="0.0415334642392159" calcext:value-type="percentage">
            <text:p>4,2%</text:p>
          </table:table-cell>
          <table:table-cell table:style-name="ce5" table:formula="of:=[$calcul.$L15]" office:value-type="percentage" office:value="0.0418404586126717" calcext:value-type="percentage">
            <text:p>4,2%</text:p>
          </table:table-cell>
          <table:table-cell table:style-name="ce8" table:formula="of:=([.E33]-[.$D33])/[.E33]" office:value-type="percentage" office:value="-0.0573264371327359" calcext:value-type="percentage">
            <text:p>-6%</text:p>
          </table:table-cell>
          <table:table-cell table:style-name="ce8" table:formula="of:=([.F33]-[.$D33])/[.F33]" office:value-type="percentage" office:value="-0.0495685568926884" calcext:value-type="percentage">
            <text:p>-5%</text:p>
          </table:table-cell>
          <table:table-cell table:style-name="ce9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415334642392159" calcext:value-type="percentage">
            <text:p>4,2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306772413966973" calcext:value-type="percentage">
            <text:p>0,3%</text:p>
          </table:table-cell>
          <table:table-cell table:style-name="ce5" table:formula="of:=[$calcul.$L23]" office:value-type="percentage" office:value="0.0030498688730081" calcext:value-type="percentage">
            <text:p>0,3%</text:p>
          </table:table-cell>
          <table:table-cell table:style-name="ce5" table:formula="of:=[$calcul.$L16]" office:value-type="percentage" office:value="0.00306764086321429" calcext:value-type="percentage">
            <text:p>0,3%</text:p>
          </table:table-cell>
          <table:table-cell table:style-name="ce8" table:formula="of:=([.E34]-[.$D34])/[.E34]" office:value-type="percentage" office:value="-0.005854437487345" calcext:value-type="percentage">
            <text:p>-1%</text:p>
          </table:table-cell>
          <table:table-cell table:style-name="ce8" table:formula="of:=([.F34]-[.$D34])/[.F34]" office:value-type="percentage" office:value="-0.0000271467421240426" calcext:value-type="percentage">
            <text:p>0%</text:p>
          </table:table-cell>
          <table:table-cell table:style-name="ce9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30498688730081" calcext:value-type="percentage">
            <text:p>0,3%</text:p>
          </table:table-cell>
          <table:table-cell table:style-name="ce13" table:formula="of:=[.L34]/[.$L$33]" office:value-type="float" office:value="0.0734316033799178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385985594165514" calcext:value-type="percentage">
            <text:p>0,4%</text:p>
          </table:table-cell>
          <table:table-cell table:style-name="ce5" table:formula="of:=[$calcul.$L24]" office:value-type="percentage" office:value="0.0484898955712599" calcext:value-type="percentage">
            <text:p>4,8%</text:p>
          </table:table-cell>
          <table:table-cell table:style-name="ce5" table:formula="of:=[$calcul.$L17]" office:value-type="percentage" office:value="0.00744265923067151" calcext:value-type="percentage">
            <text:p>0,7%</text:p>
          </table:table-cell>
          <table:table-cell table:style-name="ce8" table:formula="of:=([.E35]-[.$D35])/[.E35]" office:value-type="percentage" office:value="0.92039875738683" calcext:value-type="percentage">
            <text:p>92%</text:p>
          </table:table-cell>
          <table:table-cell table:style-name="ce8" table:formula="of:=([.F35]-[.$D35])/[.F35]" office:value-type="percentage" office:value="0.481387522654738" calcext:value-type="percentage">
            <text:p>48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0484898955712599" calcext:value-type="percentage">
            <text:p>4,8%</text:p>
          </table:table-cell>
          <table:table-cell table:style-name="ce13" table:formula="of:=[.L35]/[.$L$33]" office:value-type="float" office:value="1.16748979309739" calcext:value-type="float">
            <text:p>1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96909534724906" calcext:value-type="percentage">
            <text:p>0,5%</text:p>
          </table:table-cell>
          <table:table-cell table:style-name="ce5" table:formula="of:=[$calcul.$L25]" office:value-type="percentage" office:value="0.321178138833238" calcext:value-type="percentage">
            <text:p>32,1%</text:p>
          </table:table-cell>
          <table:table-cell table:style-name="ce5" table:formula="of:=[$calcul.$L18]" office:value-type="percentage" office:value="0.00513399451463337" calcext:value-type="percentage">
            <text:p>0,5%</text:p>
          </table:table-cell>
          <table:table-cell table:style-name="ce8" table:formula="of:=([.E36]-[.$D36])/[.E36]" office:value-type="percentage" office:value="0.984528538071425" calcext:value-type="percentage">
            <text:p>98%</text:p>
          </table:table-cell>
          <table:table-cell table:style-name="ce8" table:formula="of:=([.F36]-[.$D36])/[.F36]" office:value-type="percentage" office:value="0.0321190774384928" calcext:value-type="percentage">
            <text:p>3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321178138833238" calcext:value-type="percentage">
            <text:p>32,1%</text:p>
          </table:table-cell>
          <table:table-cell table:style-name="ce13" table:formula="of:=[.L36]/[.$L$33]" office:value-type="float" office:value="7.73299662612735" calcext:value-type="float">
            <text:p>7,7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40574003990966" calcext:value-type="percentage">
            <text:p>0,1%</text:p>
          </table:table-cell>
          <table:table-cell table:style-name="ce5" table:formula="of:=[$calcul.$L26]" office:value-type="percentage" office:value="0.0508055972227488" calcext:value-type="percentage">
            <text:p>5,1%</text:p>
          </table:table-cell>
          <table:table-cell table:style-name="ce5" table:formula="of:=[$calcul.$L19]" office:value-type="percentage" office:value="0.00144269870993286" calcext:value-type="percentage">
            <text:p>0,1%</text:p>
          </table:table-cell>
          <table:table-cell table:style-name="ce8" table:formula="of:=([.E37]-[.$D37])/[.E37]" office:value-type="percentage" office:value="0.97233100058353" calcext:value-type="percentage">
            <text:p>97%</text:p>
          </table:table-cell>
          <table:table-cell table:style-name="ce8" table:formula="of:=([.F37]-[.$D37])/[.F37]" office:value-type="percentage" office:value="0.0256177327731359" calcext:value-type="percentage">
            <text:p>3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0508055972227488" calcext:value-type="percentage">
            <text:p>5,1%</text:p>
          </table:table-cell>
          <table:table-cell table:style-name="ce13" table:formula="of:=[.L37]/[.$L$33]" office:value-type="float" office:value="1.22324487382341" calcext:value-type="float">
            <text:p>1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263429733521248" calcext:value-type="percentage">
            <text:p>26,3%</text:p>
          </table:table-cell>
          <table:table-cell table:style-name="ce5" table:formula="of:=[$calcul.$L27]" office:value-type="percentage" office:value="0.305071313468709" calcext:value-type="percentage">
            <text:p>30,5%</text:p>
          </table:table-cell>
          <table:table-cell table:style-name="ce5" table:formula="of:=[$calcul.$L20]" office:value-type="percentage" office:value="0.263077227216261" calcext:value-type="percentage">
            <text:p>26,3%</text:p>
          </table:table-cell>
          <table:table-cell table:style-name="ce8" table:formula="of:=([.E38]-[.$D38])/[.E38]" office:value-type="percentage" office:value="0.136497855121116" calcext:value-type="percentage">
            <text:p>14%</text:p>
          </table:table-cell>
          <table:table-cell table:style-name="ce8" table:formula="of:=([.F38]-[.$D38])/[.F38]" office:value-type="percentage" office:value="-0.00133993469794797" calcext:value-type="percentage">
            <text:p>0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305071313468709" calcext:value-type="percentage">
            <text:p>30,5%</text:p>
          </table:table-cell>
          <table:table-cell table:style-name="ce13" table:formula="of:=[.L38]/[.$L$33]" office:value-type="float" office:value="7.34519306435942" calcext:value-type="float">
            <text:p>7,3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432076387377743" calcext:value-type="percentage">
            <text:p>4,3%</text:p>
          </table:table-cell>
          <table:table-cell table:style-name="ce5" table:formula="of:=[$calcul.$L28]" office:value-type="percentage" office:value="0.0426681222334919" calcext:value-type="percentage">
            <text:p>4,3%</text:p>
          </table:table-cell>
          <table:table-cell table:style-name="ce5" table:formula="of:=[$calcul.$L21]" office:value-type="percentage" office:value="0.0429700648919361" calcext:value-type="percentage">
            <text:p>4,3%</text:p>
          </table:table-cell>
          <table:table-cell table:style-name="ce8" table:formula="of:=([.E39]-[.$D39])/[.E39]" office:value-type="percentage" office:value="-0.012644486704384" calcext:value-type="percentage">
            <text:p>-1%</text:p>
          </table:table-cell>
          <table:table-cell table:style-name="ce8" table:formula="of:=([.F39]-[.$D39])/[.F39]" office:value-type="percentage" office:value="-0.00552882213316835" calcext:value-type="percentage">
            <text:p>-1%</text:p>
          </table:table-cell>
          <table:table-cell table:style-name="ce9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426681222334919" calcext:value-type="percentage">
            <text:p>4,3%</text:p>
          </table:table-cell>
          <table:table-cell table:style-name="ce13" table:formula="of:=[.L39]/[.$L$33]" office:value-type="float" office:value="1.02731912724017" calcext:value-type="float">
            <text:p>1,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8436741" calcext:value-type="float">
            <text:p>8436741</text:p>
          </table:table-cell>
          <table:table-cell table:style-name="ce14" table:formula="of:=[pmu.E2]" office:value-type="float" office:value="192117740" calcext:value-type="float">
            <text:p>192117740</text:p>
          </table:table-cell>
          <table:table-cell table:style-name="ce14" table:formula="of:=[pmu.F2]" office:value-type="float" office:value="532913466" calcext:value-type="float">
            <text:p>532913466</text:p>
          </table:table-cell>
          <table:table-cell table:style-name="ce14" table:formula="of:=[pmu.G2]" office:value-type="float" office:value="1373848564" calcext:value-type="float">
            <text:p>1373848564</text:p>
          </table:table-cell>
          <table:table-cell/>
          <table:table-cell table:style-name="ce17" table:formula="of:=[.I8]/[.H8]" office:value-type="float" office:value="2.57799558774895" calcext:value-type="float">
            <text:p>2,58</text:p>
          </table:table-cell>
          <table:table-cell table:style-name="ce20" table:formula="of:=[.F8]/[.G8]" office:value-type="percentage" office:value="0.0439144297658301" calcext:value-type="percentage">
            <text:p>4,4%</text:p>
          </table:table-cell>
          <table:table-cell table:style-name="ce23" table:formula="of:=['stats1-ht0'.D3]" office:value-type="float" office:value="0.081247" calcext:value-type="float">
            <text:p>0,081</text:p>
          </table:table-cell>
          <table:table-cell table:style-name="ce23" table:formula="of:=['stats1-ht0'.B3]+['stats1-ht0'.C3]" office:value-type="float" office:value="0.08" calcext:value-type="float">
            <text:p>0,080</text:p>
          </table:table-cell>
          <table:table-cell table:style-name="ce26" table:formula="of:=[.N8]/([.M8]*[.C8])" office:value-type="percentage" office:value="0.98465174098736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8195749" calcext:value-type="float">
            <text:p>8195749</text:p>
          </table:table-cell>
          <table:table-cell table:style-name="ce14" table:formula="of:=[pmu.E3]" office:value-type="float" office:value="2671605603" calcext:value-type="float">
            <text:p>2671605603</text:p>
          </table:table-cell>
          <table:table-cell table:style-name="ce14" table:formula="of:=[pmu.F3]" office:value-type="float" office:value="2566747580" calcext:value-type="float">
            <text:p>2566747580</text:p>
          </table:table-cell>
          <table:table-cell table:style-name="ce14" table:formula="of:=[pmu.G3]" office:value-type="float" office:value="6586075481" calcext:value-type="float">
            <text:p>6586075481</text:p>
          </table:table-cell>
          <table:table-cell/>
          <table:table-cell table:style-name="ce17" table:formula="of:=[.I9]/[.H9]" office:value-type="float" office:value="2.56592254428073" calcext:value-type="float">
            <text:p>2,57</text:p>
          </table:table-cell>
          <table:table-cell table:style-name="ce20" table:formula="of:=[.F9]/[.G9]" office:value-type="percentage" office:value="0.00306772413966973" calcext:value-type="percentage">
            <text:p>0,3%</text:p>
          </table:table-cell>
          <table:table-cell table:style-name="ce23" table:formula="of:=['stats1-ht0'.D4]" office:value-type="float" office:value="0.736949" calcext:value-type="float">
            <text:p>0,737</text:p>
          </table:table-cell>
          <table:table-cell table:style-name="ce23" table:formula="of:=['stats1-ht0'.B4]+['stats1-ht0'.C4]" office:value-type="float" office:value="0.736" calcext:value-type="float">
            <text:p>0,736</text:p>
          </table:table-cell>
          <table:table-cell table:style-name="ce26" table:formula="of:=[.N9]/([.M9]*[.C9])" office:value-type="percentage" office:value="0.99871225824310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8356503" calcext:value-type="float">
            <text:p>8356503</text:p>
          </table:table-cell>
          <table:table-cell table:style-name="ce14" table:formula="of:=[pmu.E4]" office:value-type="float" office:value="2164977949" calcext:value-type="float">
            <text:p>2164977949</text:p>
          </table:table-cell>
          <table:table-cell table:style-name="ce14" table:formula="of:=[pmu.F4]" office:value-type="float" office:value="3307513599" calcext:value-type="float">
            <text:p>3307513599</text:p>
          </table:table-cell>
          <table:table-cell table:style-name="ce14" table:formula="of:=[pmu.G4]" office:value-type="float" office:value="6546398832" calcext:value-type="float">
            <text:p>6546398832</text:p>
          </table:table-cell>
          <table:table-cell/>
          <table:table-cell table:style-name="ce17" table:formula="of:=[.I10]/[.H10]" office:value-type="float" office:value="1.979250768305" calcext:value-type="float">
            <text:p>1,98</text:p>
          </table:table-cell>
          <table:table-cell table:style-name="ce20" table:formula="of:=[.F10]/[.G10]" office:value-type="percentage" office:value="0.00385985594165514" calcext:value-type="percentage">
            <text:p>0,4%</text:p>
          </table:table-cell>
          <table:table-cell table:style-name="ce23" table:formula="of:=['stats1-ht0'.D5]" office:value-type="float" office:value="0.984306" calcext:value-type="float">
            <text:p>0,984</text:p>
          </table:table-cell>
          <table:table-cell table:style-name="ce23" table:formula="of:=['stats1-ht0'.B5]+['stats1-ht0'.C5]" office:value-type="float" office:value="0.984" calcext:value-type="float">
            <text:p>0,984</text:p>
          </table:table-cell>
          <table:table-cell table:style-name="ce26" table:formula="of:=[.N10]/([.M10]*[.C10])" office:value-type="percentage" office:value="0.9996891210660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8249697" calcext:value-type="float">
            <text:p>8249697</text:p>
          </table:table-cell>
          <table:table-cell table:style-name="ce14" table:formula="of:=[pmu.E5]" office:value-type="float" office:value="1660200987" calcext:value-type="float">
            <text:p>1660200987</text:p>
          </table:table-cell>
          <table:table-cell table:style-name="ce14" table:formula="of:=[pmu.F5]" office:value-type="float" office:value="9894545068" calcext:value-type="float">
            <text:p>9894545068</text:p>
          </table:table-cell>
          <table:table-cell table:style-name="ce14" table:formula="of:=[pmu.G5]" office:value-type="float" office:value="5060053279" calcext:value-type="float">
            <text:p>5060053279</text:p>
          </table:table-cell>
          <table:table-cell/>
          <table:table-cell table:style-name="ce17" table:formula="of:=[.I11]/[.H11]" office:value-type="float" office:value="0.511398274930774" calcext:value-type="float">
            <text:p>0,51</text:p>
          </table:table-cell>
          <table:table-cell table:style-name="ce20" table:formula="of:=[.F11]/[.G11]" office:value-type="percentage" office:value="0.00496909534724906" calcext:value-type="percentage">
            <text:p>0,5%</text:p>
          </table:table-cell>
          <table:table-cell table:style-name="ce23" table:formula="of:=['stats1-ht0'.D6]" office:value-type="float" office:value="3.126521" calcext:value-type="float">
            <text:p>3,127</text:p>
          </table:table-cell>
          <table:table-cell table:style-name="ce23" table:formula="of:=['stats1-ht0'.B6]+['stats1-ht0'.C6]" office:value-type="float" office:value="3.128" calcext:value-type="float">
            <text:p>3,128</text:p>
          </table:table-cell>
          <table:table-cell table:style-name="ce26" table:formula="of:=[.N11]/([.M11]*[.C11])" office:value-type="percentage" office:value="1.0004730497572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8673497" calcext:value-type="float">
            <text:p>8673497</text:p>
          </table:table-cell>
          <table:table-cell table:style-name="ce14" table:formula="of:=[pmu.E6]" office:value-type="float" office:value="6170057588" calcext:value-type="float">
            <text:p>6170057588</text:p>
          </table:table-cell>
          <table:table-cell table:style-name="ce14" table:formula="of:=[pmu.F6]" office:value-type="float" office:value="26468147012" calcext:value-type="float">
            <text:p>26468147012</text:p>
          </table:table-cell>
          <table:table-cell table:style-name="ce14" table:formula="of:=[pmu.G6]" office:value-type="float" office:value="14555735647" calcext:value-type="float">
            <text:p>14555735647</text:p>
          </table:table-cell>
          <table:table-cell/>
          <table:table-cell table:style-name="ce17" table:formula="of:=[.I12]/[.H12]" office:value-type="float" office:value="0.549934063778654" calcext:value-type="float">
            <text:p>0,55</text:p>
          </table:table-cell>
          <table:table-cell table:style-name="ce20" table:formula="of:=[.F12]/[.G12]" office:value-type="percentage" office:value="0.00140574003990966" calcext:value-type="percentage">
            <text:p>0,1%</text:p>
          </table:table-cell>
          <table:table-cell table:style-name="ce23" table:formula="of:=['stats1-ht0'.D7]" office:value-type="float" office:value="8.479108" calcext:value-type="float">
            <text:p>8,479</text:p>
          </table:table-cell>
          <table:table-cell table:style-name="ce23" table:formula="of:=['stats1-ht0'.B7]+['stats1-ht0'.C7]" office:value-type="float" office:value="8.476" calcext:value-type="float">
            <text:p>8,476</text:p>
          </table:table-cell>
          <table:table-cell table:style-name="ce26" table:formula="of:=[.N12]/([.M12]*[.C12])" office:value-type="percentage" office:value="0.99963345200933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266876" calcext:value-type="float">
            <text:p>502266876</text:p>
          </table:table-cell>
          <table:table-cell table:style-name="ce14" table:formula="of:=[pmu.E7]" office:value-type="float" office:value="1906644589" calcext:value-type="float">
            <text:p>1906644589</text:p>
          </table:table-cell>
          <table:table-cell table:style-name="ce14" table:formula="of:=[pmu.F7]" office:value-type="float" office:value="9981506872" calcext:value-type="float">
            <text:p>9981506872</text:p>
          </table:table-cell>
          <table:table-cell table:style-name="ce14" table:formula="of:=[pmu.G7]" office:value-type="float" office:value="5089128662" calcext:value-type="float">
            <text:p>5089128662</text:p>
          </table:table-cell>
          <table:table-cell/>
          <table:table-cell table:style-name="ce17" table:formula="of:=[.I13]/[.H13]" office:value-type="float" office:value="0.50985574896271" calcext:value-type="float">
            <text:p>0,51</text:p>
          </table:table-cell>
          <table:table-cell table:style-name="ce20" table:formula="of:=[.F13]/[.G13]" office:value-type="percentage" office:value="0.263429733521248" calcext:value-type="percentage">
            <text:p>26,3%</text:p>
          </table:table-cell>
          <table:table-cell table:style-name="ce23" table:formula="of:=['stats1-ht0'.D8]" office:value-type="float" office:value="3.840148" calcext:value-type="float">
            <text:p>3,840</text:p>
          </table:table-cell>
          <table:table-cell table:style-name="ce23" table:formula="of:=['stats1-ht0'.B8]+['stats1-ht0'.C8]" office:value-type="float" office:value="3.84" calcext:value-type="float">
            <text:p>3,840</text:p>
          </table:table-cell>
          <table:table-cell table:style-name="ce26" table:formula="of:=[.N13]/([.M13]*[.C13])" office:value-type="percentage" office:value="0.999961459818736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8230112" calcext:value-type="float">
            <text:p>8230112</text:p>
          </table:table-cell>
          <table:table-cell table:style-name="ce14" table:formula="of:=[pmu.E8]" office:value-type="float" office:value="190478171" calcext:value-type="float">
            <text:p>190478171</text:p>
          </table:table-cell>
          <table:table-cell table:style-name="ce14" table:formula="of:=[pmu.F8]" office:value-type="float" office:value="805503427" calcext:value-type="float">
            <text:p>805503427</text:p>
          </table:table-cell>
          <table:table-cell table:style-name="ce14" table:formula="of:=[pmu.G8]" office:value-type="float" office:value="2140820277" calcext:value-type="float">
            <text:p>2140820277</text:p>
          </table:table-cell>
          <table:table-cell/>
          <table:table-cell table:style-name="ce17" table:formula="of:=[.I14]/[.H14]" office:value-type="float" office:value="2.65774198500089" calcext:value-type="float">
            <text:p>2,66</text:p>
          </table:table-cell>
          <table:table-cell table:style-name="ce20" table:formula="of:=[.F14]/[.G14]" office:value-type="percentage" office:value="0.0432076387377743" calcext:value-type="percentage">
            <text:p>4,3%</text:p>
          </table:table-cell>
          <table:table-cell table:style-name="ce23" table:formula="of:=['stats1-ht0'.D9]" office:value-type="float" office:value="0.179042" calcext:value-type="float">
            <text:p>0,179</text:p>
          </table:table-cell>
          <table:table-cell table:style-name="ce23" table:formula="of:=['stats1-ht0'.B9]+['stats1-ht0'.C9]" office:value-type="float" office:value="0.18" calcext:value-type="float">
            <text:p>0,180</text:p>
          </table:table-cell>
          <table:table-cell table:style-name="ce26" table:formula="of:=[.N14]/([.M14]*[.C14])" office:value-type="percentage" office:value="1.00535069983579" calcext:value-type="percentage">
            <text:p>101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8018870" calcext:value-type="float">
            <text:p>8018870</text:p>
          </table:table-cell>
          <table:table-cell table:style-name="ce14" table:formula="of:=[pmu.E9]" office:value-type="float" office:value="191653492" calcext:value-type="float">
            <text:p>191653492</text:p>
          </table:table-cell>
          <table:table-cell table:style-name="ce14" table:formula="of:=[pmu.F9]" office:value-type="float" office:value="791492509" calcext:value-type="float">
            <text:p>791492509</text:p>
          </table:table-cell>
          <table:table-cell table:style-name="ce14" table:formula="of:=[pmu.G9]" office:value-type="float" office:value="1387965764" calcext:value-type="float">
            <text:p>1387965764</text:p>
          </table:table-cell>
          <table:table-cell/>
          <table:table-cell table:style-name="ce18" table:formula="of:=[.I15]/[.H15]" office:value-type="float" office:value="1.75360568573619" calcext:value-type="float">
            <text:p>1,75</text:p>
          </table:table-cell>
          <table:table-cell table:style-name="ce21" table:formula="of:=[.F15]/[.G15]" office:value-type="percentage" office:value="0.0418404586126717" calcext:value-type="percentage">
            <text:p>4,2%</text:p>
          </table:table-cell>
          <table:table-cell table:style-name="ce24" table:formula="of:=['stats2-ht1'.D3]" office:value-type="float" office:value="0.083183" calcext:value-type="float">
            <text:p>0,083</text:p>
          </table:table-cell>
          <table:table-cell table:style-name="ce24" table:formula="of:=['stats2-ht1'.B3]+['stats2-ht1'.C3]" office:value-type="float" office:value="0.084" calcext:value-type="float">
            <text:p>0,084</text:p>
          </table:table-cell>
          <table:table-cell table:style-name="ce27" table:formula="of:=[.N22]/([.M22]*[.C15])" office:value-type="percentage" office:value="0.943507489090695" calcext:value-type="percentage">
            <text:p>94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8203122" calcext:value-type="float">
            <text:p>8203122</text:p>
          </table:table-cell>
          <table:table-cell table:style-name="ce14" table:formula="of:=[pmu.E10]" office:value-type="float" office:value="2674081604" calcext:value-type="float">
            <text:p>2674081604</text:p>
          </table:table-cell>
          <table:table-cell table:style-name="ce14" table:formula="of:=[pmu.F10]" office:value-type="float" office:value="2816663308" calcext:value-type="float">
            <text:p>2816663308</text:p>
          </table:table-cell>
          <table:table-cell table:style-name="ce14" table:formula="of:=[pmu.G10]" office:value-type="float" office:value="6608957045" calcext:value-type="float">
            <text:p>6608957045</text:p>
          </table:table-cell>
          <table:table-cell/>
          <table:table-cell table:style-name="ce18" table:formula="of:=[.I16]/[.H16]" office:value-type="float" office:value="2.34637808013083" calcext:value-type="float">
            <text:p>2,35</text:p>
          </table:table-cell>
          <table:table-cell table:style-name="ce21" table:formula="of:=[.F16]/[.G16]" office:value-type="percentage" office:value="0.00306764086321429" calcext:value-type="percentage">
            <text:p>0,3%</text:p>
          </table:table-cell>
          <table:table-cell table:style-name="ce24" table:formula="of:=['stats2-ht1'.D4]" office:value-type="float" office:value="0.741118" calcext:value-type="float">
            <text:p>0,741</text:p>
          </table:table-cell>
          <table:table-cell table:style-name="ce24" table:formula="of:=['stats2-ht1'.B4]+['stats2-ht1'.C4]" office:value-type="float" office:value="0.74" calcext:value-type="float">
            <text:p>0,740</text:p>
          </table:table-cell>
          <table:table-cell table:style-name="ce27" table:formula="of:=[.N23]/([.M23]*[.C16])" office:value-type="percentage" office:value="0.99411813437163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6101006" calcext:value-type="float">
            <text:p>16101006</text:p>
          </table:table-cell>
          <table:table-cell table:style-name="ce14" table:formula="of:=[pmu.E11]" office:value-type="float" office:value="2163340481" calcext:value-type="float">
            <text:p>2163340481</text:p>
          </table:table-cell>
          <table:table-cell table:style-name="ce14" table:formula="of:=[pmu.F11]" office:value-type="float" office:value="3559139671" calcext:value-type="float">
            <text:p>3559139671</text:p>
          </table:table-cell>
          <table:table-cell table:style-name="ce14" table:formula="of:=[pmu.G11]" office:value-type="float" office:value="6577572199" calcext:value-type="float">
            <text:p>6577572199</text:p>
          </table:table-cell>
          <table:table-cell/>
          <table:table-cell table:style-name="ce18" table:formula="of:=[.I17]/[.H17]" office:value-type="float" office:value="1.8480792570728" calcext:value-type="float">
            <text:p>1,85</text:p>
          </table:table-cell>
          <table:table-cell table:style-name="ce21" table:formula="of:=[.F17]/[.G17]" office:value-type="percentage" office:value="0.00744265923067151" calcext:value-type="percentage">
            <text:p>0,7%</text:p>
          </table:table-cell>
          <table:table-cell table:style-name="ce24" table:formula="of:=['stats2-ht1'.D5]" office:value-type="float" office:value="0.990874" calcext:value-type="float">
            <text:p>0,991</text:p>
          </table:table-cell>
          <table:table-cell table:style-name="ce24" table:formula="of:=['stats2-ht1'.B5]+['stats2-ht1'.C5]" office:value-type="float" office:value="0.992" calcext:value-type="float">
            <text:p>0,992</text:p>
          </table:table-cell>
          <table:table-cell table:style-name="ce27" table:formula="of:=[.N24]/([.M24]*[.C17])" office:value-type="percentage" office:value="0.97923164317109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8525708" calcext:value-type="float">
            <text:p>8525708</text:p>
          </table:table-cell>
          <table:table-cell table:style-name="ce14" table:formula="of:=[pmu.E12]" office:value-type="float" office:value="1660638315" calcext:value-type="float">
            <text:p>1660638315</text:p>
          </table:table-cell>
          <table:table-cell table:style-name="ce14" table:formula="of:=[pmu.F12]" office:value-type="float" office:value="10187955871" calcext:value-type="float">
            <text:p>10187955871</text:p>
          </table:table-cell>
          <table:table-cell table:style-name="ce14" table:formula="of:=[pmu.G12]" office:value-type="float" office:value="5075373824" calcext:value-type="float">
            <text:p>5075373824</text:p>
          </table:table-cell>
          <table:table-cell/>
          <table:table-cell table:style-name="ce18" table:formula="of:=[.I18]/[.H18]" office:value-type="float" office:value="0.498173911259966" calcext:value-type="float">
            <text:p>0,50</text:p>
          </table:table-cell>
          <table:table-cell table:style-name="ce21" table:formula="of:=[.F18]/[.G18]" office:value-type="percentage" office:value="0.00513399451463337" calcext:value-type="percentage">
            <text:p>0,5%</text:p>
          </table:table-cell>
          <table:table-cell table:style-name="ce24" table:formula="of:=['stats2-ht1'.D6]" office:value-type="float" office:value="3.145744" calcext:value-type="float">
            <text:p>3,146</text:p>
          </table:table-cell>
          <table:table-cell table:style-name="ce24" table:formula="of:=['stats2-ht1'.B6]+['stats2-ht1'.C6]" office:value-type="float" office:value="3.144" calcext:value-type="float">
            <text:p>3,144</text:p>
          </table:table-cell>
          <table:table-cell table:style-name="ce27" table:formula="of:=[.N25]/([.M25]*[.C18])" office:value-type="percentage" office:value="0.99912482054649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8895117" calcext:value-type="float">
            <text:p>8895117</text:p>
          </table:table-cell>
          <table:table-cell table:style-name="ce14" table:formula="of:=[pmu.E13]" office:value-type="float" office:value="6165609589" calcext:value-type="float">
            <text:p>6165609589</text:p>
          </table:table-cell>
          <table:table-cell table:style-name="ce14" table:formula="of:=[pmu.F13]" office:value-type="float" office:value="26729050659" calcext:value-type="float">
            <text:p>26729050659</text:p>
          </table:table-cell>
          <table:table-cell table:style-name="ce14" table:formula="of:=[pmu.G13]" office:value-type="float" office:value="14585014746" calcext:value-type="float">
            <text:p>14585014746</text:p>
          </table:table-cell>
          <table:table-cell/>
          <table:table-cell table:style-name="ce18" table:formula="of:=[.I19]/[.H19]" office:value-type="float" office:value="0.545661532542647" calcext:value-type="float">
            <text:p>0,55</text:p>
          </table:table-cell>
          <table:table-cell table:style-name="ce21" table:formula="of:=[.F19]/[.G19]" office:value-type="percentage" office:value="0.00144269870993286" calcext:value-type="percentage">
            <text:p>0,1%</text:p>
          </table:table-cell>
          <table:table-cell table:style-name="ce24" table:formula="of:=['stats2-ht1'.D7]" office:value-type="float" office:value="8.519871" calcext:value-type="float">
            <text:p>8,520</text:p>
          </table:table-cell>
          <table:table-cell table:style-name="ce24" table:formula="of:=['stats2-ht1'.B7]+['stats2-ht1'.C7]" office:value-type="float" office:value="8.52" calcext:value-type="float">
            <text:p>8,520</text:p>
          </table:table-cell>
          <table:table-cell table:style-name="ce27" table:formula="of:=[.N26]/([.M26]*[.C19])" office:value-type="percentage" office:value="0.967784871789065" calcext:value-type="percentage">
            <text:p>97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502517442" calcext:value-type="float">
            <text:p>502517442</text:p>
          </table:table-cell>
          <table:table-cell table:style-name="ce14" table:formula="of:=[pmu.E14]" office:value-type="float" office:value="1910151811" calcext:value-type="float">
            <text:p>1910151811</text:p>
          </table:table-cell>
          <table:table-cell table:style-name="ce14" table:formula="of:=[pmu.F14]" office:value-type="float" office:value="10493791700" calcext:value-type="float">
            <text:p>10493791700</text:p>
          </table:table-cell>
          <table:table-cell table:style-name="ce14" table:formula="of:=[pmu.G14]" office:value-type="float" office:value="5108459568" calcext:value-type="float">
            <text:p>5108459568</text:p>
          </table:table-cell>
          <table:table-cell/>
          <table:table-cell table:style-name="ce18" table:formula="of:=[.I20]/[.H20]" office:value-type="float" office:value="0.486807792077672" calcext:value-type="float">
            <text:p>0,49</text:p>
          </table:table-cell>
          <table:table-cell table:style-name="ce21" table:formula="of:=[.F20]/[.G20]" office:value-type="percentage" office:value="0.263077227216261" calcext:value-type="percentage">
            <text:p>26,3%</text:p>
          </table:table-cell>
          <table:table-cell table:style-name="ce24" table:formula="of:=['stats2-ht1'.D8]" office:value-type="float" office:value="3.905976" calcext:value-type="float">
            <text:p>3,906</text:p>
          </table:table-cell>
          <table:table-cell table:style-name="ce24" table:formula="of:=['stats2-ht1'.B8]+['stats2-ht1'.C8]" office:value-type="float" office:value="3.904" calcext:value-type="float">
            <text:p>3,904</text:p>
          </table:table-cell>
          <table:table-cell table:style-name="ce27" table:formula="of:=[.N27]/([.M27]*[.C20])" office:value-type="percentage" office:value="0.9986103002244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8256052" calcext:value-type="float">
            <text:p>8256052</text:p>
          </table:table-cell>
          <table:table-cell table:style-name="ce14" table:formula="of:=[pmu.E15]" office:value-type="float" office:value="192134967" calcext:value-type="float">
            <text:p>192134967</text:p>
          </table:table-cell>
          <table:table-cell table:style-name="ce14" table:formula="of:=[pmu.F15]" office:value-type="float" office:value="1096194251" calcext:value-type="float">
            <text:p>1096194251</text:p>
          </table:table-cell>
          <table:table-cell table:style-name="ce14" table:formula="of:=[pmu.G15]" office:value-type="float" office:value="2158318165" calcext:value-type="float">
            <text:p>2158318165</text:p>
          </table:table-cell>
          <table:table-cell/>
          <table:table-cell table:style-name="ce18" table:formula="of:=[.I21]/[.H21]" office:value-type="float" office:value="1.96891943469972" calcext:value-type="float">
            <text:p>1,97</text:p>
          </table:table-cell>
          <table:table-cell table:style-name="ce21" table:formula="of:=[.F21]/[.G21]" office:value-type="percentage" office:value="0.0429700648919361" calcext:value-type="percentage">
            <text:p>4,3%</text:p>
          </table:table-cell>
          <table:table-cell table:style-name="ce24" table:formula="of:=['stats2-ht1'.D9]" office:value-type="float" office:value="0.176965" calcext:value-type="float">
            <text:p>0,177</text:p>
          </table:table-cell>
          <table:table-cell table:style-name="ce24" table:formula="of:=['stats2-ht1'.B9]+['stats2-ht1'.C9]" office:value-type="float" office:value="0.18" calcext:value-type="float">
            <text:p>0,180</text:p>
          </table:table-cell>
          <table:table-cell table:style-name="ce27" table:formula="of:=[.N28]/([.M28]*[.C21])" office:value-type="percentage" office:value="0.764525993883792" calcext:value-type="percentage">
            <text:p>76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7841741" calcext:value-type="float">
            <text:p>7841741</text:p>
          </table:table-cell>
          <table:table-cell table:style-name="ce14" table:formula="of:=[pmu.E16]" office:value-type="float" office:value="188805368" calcext:value-type="float">
            <text:p>188805368</text:p>
          </table:table-cell>
          <table:table-cell table:style-name="ce14" table:formula="of:=[pmu.F16]" office:value-type="float" office:value="805653337" calcext:value-type="float">
            <text:p>805653337</text:p>
          </table:table-cell>
          <table:table-cell table:style-name="ce14" table:formula="of:=[pmu.G16]" office:value-type="float" office:value="1357150905" calcext:value-type="float">
            <text:p>1357150905</text:p>
          </table:table-cell>
          <table:table-cell/>
          <table:table-cell table:style-name="ce19" table:formula="of:=[.I22]/[.H22]" office:value-type="float" office:value="1.68453457916975" calcext:value-type="float">
            <text:p>1,68</text:p>
          </table:table-cell>
          <table:table-cell table:style-name="ce22" table:formula="of:=[.F22]/[.G22]" office:value-type="percentage" office:value="0.0415334642392159" calcext:value-type="percentage">
            <text:p>4,2%</text:p>
          </table:table-cell>
          <table:table-cell table:style-name="ce25" table:formula="of:=['stats2-ht0'.D3]" office:value-type="float" office:value="0.059353" calcext:value-type="float">
            <text:p>0,059</text:p>
          </table:table-cell>
          <table:table-cell table:style-name="ce25" table:formula="of:=['stats2-ht0'.B3]+['stats2-ht0'.C3]" office:value-type="float" office:value="0.112" calcext:value-type="float">
            <text:p>0,112</text:p>
          </table:table-cell>
          <table:table-cell table:style-name="ce28" table:formula="of:=[.N22]/([.M22]*[.C22])" office:value-type="percentage" office:value="0.943507489090695" calcext:value-type="percentage">
            <text:p>94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8151939" calcext:value-type="float">
            <text:p>8151939</text:p>
          </table:table-cell>
          <table:table-cell table:style-name="ce14" table:formula="of:=[pmu.E17]" office:value-type="float" office:value="2672881799" calcext:value-type="float">
            <text:p>2672881799</text:p>
          </table:table-cell>
          <table:table-cell table:style-name="ce14" table:formula="of:=[pmu.F17]" office:value-type="float" office:value="2806880828" calcext:value-type="float">
            <text:p>2806880828</text:p>
          </table:table-cell>
          <table:table-cell table:style-name="ce14" table:formula="of:=[pmu.G17]" office:value-type="float" office:value="6624024490" calcext:value-type="float">
            <text:p>6624024490</text:p>
          </table:table-cell>
          <table:table-cell/>
          <table:table-cell table:style-name="ce19" table:formula="of:=[.I23]/[.H23]" office:value-type="float" office:value="2.35992366470359" calcext:value-type="float">
            <text:p>2,36</text:p>
          </table:table-cell>
          <table:table-cell table:style-name="ce22" table:formula="of:=[.F23]/[.G23]" office:value-type="percentage" office:value="0.0030498688730081" calcext:value-type="percentage">
            <text:p>0,3%</text:p>
          </table:table-cell>
          <table:table-cell table:style-name="ce25" table:formula="of:=['stats2-ht0'.D4]" office:value-type="float" office:value="0.410414" calcext:value-type="float">
            <text:p>0,410</text:p>
          </table:table-cell>
          <table:table-cell table:style-name="ce25" table:formula="of:=['stats2-ht0'.B4]+['stats2-ht0'.C4]" office:value-type="float" office:value="0.816" calcext:value-type="float">
            <text:p>0,816</text:p>
          </table:table-cell>
          <table:table-cell table:style-name="ce28" table:formula="of:=[.N23]/([.M23]*[.C23])" office:value-type="percentage" office:value="0.99411813437163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04098280" calcext:value-type="float">
            <text:p>104098280</text:p>
          </table:table-cell>
          <table:table-cell table:style-name="ce14" table:formula="of:=[pmu.E18]" office:value-type="float" office:value="2146803551" calcext:value-type="float">
            <text:p>2146803551</text:p>
          </table:table-cell>
          <table:table-cell table:style-name="ce14" table:formula="of:=[pmu.F18]" office:value-type="float" office:value="11916617480" calcext:value-type="float">
            <text:p>11916617480</text:p>
          </table:table-cell>
          <table:table-cell table:style-name="ce14" table:formula="of:=[pmu.G18]" office:value-type="float" office:value="6604853828" calcext:value-type="float">
            <text:p>6604853828</text:p>
          </table:table-cell>
          <table:table-cell/>
          <table:table-cell table:style-name="ce19" table:formula="of:=[.I24]/[.H24]" office:value-type="float" office:value="0.554255755803618" calcext:value-type="float">
            <text:p>0,55</text:p>
          </table:table-cell>
          <table:table-cell table:style-name="ce22" table:formula="of:=[.F24]/[.G24]" office:value-type="percentage" office:value="0.0484898955712599" calcext:value-type="percentage">
            <text:p>4,8%</text:p>
          </table:table-cell>
          <table:table-cell table:style-name="ce25" table:formula="of:=['stats2-ht0'.D5]" office:value-type="float" office:value="2.058757" calcext:value-type="float">
            <text:p>2,059</text:p>
          </table:table-cell>
          <table:table-cell table:style-name="ce25" table:formula="of:=['stats2-ht0'.B5]+['stats2-ht0'.C5]" office:value-type="float" office:value="4.032" calcext:value-type="float">
            <text:p>4,032</text:p>
          </table:table-cell>
          <table:table-cell table:style-name="ce28" table:formula="of:=[.N24]/([.M24]*[.C24])" office:value-type="percentage" office:value="0.97923164317109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535498916" calcext:value-type="float">
            <text:p>535498916</text:p>
          </table:table-cell>
          <table:table-cell table:style-name="ce14" table:formula="of:=[pmu.E19]" office:value-type="float" office:value="1667295657" calcext:value-type="float">
            <text:p>1667295657</text:p>
          </table:table-cell>
          <table:table-cell table:style-name="ce14" table:formula="of:=[pmu.F19]" office:value-type="float" office:value="97359935643" calcext:value-type="float">
            <text:p>97359935643</text:p>
          </table:table-cell>
          <table:table-cell table:style-name="ce14" table:formula="of:=[pmu.G19]" office:value-type="float" office:value="5123919062" calcext:value-type="float">
            <text:p>5123919062</text:p>
          </table:table-cell>
          <table:table-cell/>
          <table:table-cell table:style-name="ce19" table:formula="of:=[.I25]/[.H25]" office:value-type="float" office:value="0.0526286200597792" calcext:value-type="float">
            <text:p>0,05</text:p>
          </table:table-cell>
          <table:table-cell table:style-name="ce22" table:formula="of:=[.F25]/[.G25]" office:value-type="percentage" office:value="0.321178138833238" calcext:value-type="percentage">
            <text:p>32,1%</text:p>
          </table:table-cell>
          <table:table-cell table:style-name="ce25" table:formula="of:=['stats2-ht0'.D6]" office:value-type="float" office:value="23.010138" calcext:value-type="float">
            <text:p>23,010</text:p>
          </table:table-cell>
          <table:table-cell table:style-name="ce25" table:formula="of:=['stats2-ht0'.B6]+['stats2-ht0'.C6]" office:value-type="float" office:value="45.98" calcext:value-type="float">
            <text:p>45,980</text:p>
          </table:table-cell>
          <table:table-cell table:style-name="ce28" table:formula="of:=[.N25]/([.M25]*[.C25])" office:value-type="percentage" office:value="0.99912482054649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1169205323" calcext:value-type="float">
            <text:p>1169205323</text:p>
          </table:table-cell>
          <table:table-cell table:style-name="ce14" table:formula="of:=[pmu.E20]" office:value-type="float" office:value="23013317172" calcext:value-type="float">
            <text:p>23013317172</text:p>
          </table:table-cell>
          <table:table-cell table:style-name="ce14" table:formula="of:=[pmu.F20]" office:value-type="float" office:value="185062975287" calcext:value-type="float">
            <text:p>185062975287</text:p>
          </table:table-cell>
          <table:table-cell table:style-name="ce14" table:formula="of:=[pmu.G20]" office:value-type="float" office:value="87525251316" calcext:value-type="float">
            <text:p>87525251316</text:p>
          </table:table-cell>
          <table:table-cell/>
          <table:table-cell table:style-name="ce19" table:formula="of:=[.I26]/[.H26]" office:value-type="float" office:value="0.472948471623045" calcext:value-type="float">
            <text:p>0,47</text:p>
          </table:table-cell>
          <table:table-cell table:style-name="ce22" table:formula="of:=[.F26]/[.G26]" office:value-type="percentage" office:value="0.0508055972227488" calcext:value-type="percentage">
            <text:p>5,1%</text:p>
          </table:table-cell>
          <table:table-cell table:style-name="ce25" table:formula="of:=['stats2-ht0'.D7]" office:value-type="float" office:value="35.018113" calcext:value-type="float">
            <text:p>35,018</text:p>
          </table:table-cell>
          <table:table-cell table:style-name="ce25" table:formula="of:=['stats2-ht0'.B7]+['stats2-ht0'.C7]" office:value-type="float" office:value="67.78" calcext:value-type="float">
            <text:p>67,780</text:p>
          </table:table-cell>
          <table:table-cell table:style-name="ce28" table:formula="of:=[.N26]/([.M26]*[.C26])" office:value-type="percentage" office:value="0.967784871789065" calcext:value-type="percentage">
            <text:p>97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581701437" calcext:value-type="float">
            <text:p>581701437</text:p>
          </table:table-cell>
          <table:table-cell table:style-name="ce14" table:formula="of:=[pmu.E21]" office:value-type="float" office:value="1906771995" calcext:value-type="float">
            <text:p>1906771995</text:p>
          </table:table-cell>
          <table:table-cell table:style-name="ce14" table:formula="of:=[pmu.F21]" office:value-type="float" office:value="14608484755" calcext:value-type="float">
            <text:p>14608484755</text:p>
          </table:table-cell>
          <table:table-cell table:style-name="ce14" table:formula="of:=[pmu.G21]" office:value-type="float" office:value="5106779781" calcext:value-type="float">
            <text:p>5106779781</text:p>
          </table:table-cell>
          <table:table-cell/>
          <table:table-cell table:style-name="ce19" table:formula="of:=[.I27]/[.H27]" office:value-type="float" office:value="0.349576281636747" calcext:value-type="float">
            <text:p>0,35</text:p>
          </table:table-cell>
          <table:table-cell table:style-name="ce22" table:formula="of:=[.F27]/[.G27]" office:value-type="percentage" office:value="0.305071313468709" calcext:value-type="percentage">
            <text:p>30,5%</text:p>
          </table:table-cell>
          <table:table-cell table:style-name="ce25" table:formula="of:=['stats2-ht0'.D8]" office:value-type="float" office:value="3.040225" calcext:value-type="float">
            <text:p>3,040</text:p>
          </table:table-cell>
          <table:table-cell table:style-name="ce25" table:formula="of:=['stats2-ht0'.B8]+['stats2-ht0'.C8]" office:value-type="float" office:value="6.072" calcext:value-type="float">
            <text:p>6,072</text:p>
          </table:table-cell>
          <table:table-cell table:style-name="ce28" table:formula="of:=[.N27]/([.M27]*[.C27])" office:value-type="percentage" office:value="0.9986103002244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8113108" calcext:value-type="float">
            <text:p>8113108</text:p>
          </table:table-cell>
          <table:table-cell table:style-name="ce14" table:formula="of:=[pmu.E22]" office:value-type="float" office:value="190144482" calcext:value-type="float">
            <text:p>190144482</text:p>
          </table:table-cell>
          <table:table-cell table:style-name="ce14" table:formula="of:=[pmu.F22]" office:value-type="float" office:value="1103083449" calcext:value-type="float">
            <text:p>1103083449</text:p>
          </table:table-cell>
          <table:table-cell table:style-name="ce14" table:formula="of:=[pmu.G22]" office:value-type="float" office:value="2160493156" calcext:value-type="float">
            <text:p>2160493156</text:p>
          </table:table-cell>
          <table:table-cell/>
          <table:table-cell table:style-name="ce19" table:formula="of:=[.I28]/[.H28]" office:value-type="float" office:value="1.95859448164016" calcext:value-type="float">
            <text:p>1,96</text:p>
          </table:table-cell>
          <table:table-cell table:style-name="ce22" table:formula="of:=[.F28]/[.G28]" office:value-type="percentage" office:value="0.0426681222334919" calcext:value-type="percentage">
            <text:p>4,3%</text:p>
          </table:table-cell>
          <table:table-cell table:style-name="ce25" table:formula="of:=['stats2-ht0'.D9]" office:value-type="float" office:value="0.1308" calcext:value-type="float">
            <text:p>0,131</text:p>
          </table:table-cell>
          <table:table-cell table:style-name="ce25" table:formula="of:=['stats2-ht0'.B9]+['stats2-ht0'.C9]" office:value-type="float" office:value="0.2" calcext:value-type="float">
            <text:p>0,200</text:p>
          </table:table-cell>
          <table:table-cell table:style-name="ce28" table:formula="of:=[.N28]/([.M28]*[.C28])" office:value-type="percentage" office:value="0.764525993883792" calcext:value-type="percentage">
            <text:p>76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table:style-name="Default" office:value-type="string" calcext:value-type="string">
            <text:p>L1-dcache-load-misses</text:p>
          </table:table-cell>
          <table:table-cell table:style-name="Default" office:value-type="string" calcext:value-type="string">
            <text:p>L1-dcache-loads</text:p>
          </table:table-cell>
          <table:table-cell table:style-name="Default" office:value-type="string" calcext:value-type="string">
            <text:p>cycles</text:p>
          </table:table-cell>
          <table:table-cell table:style-name="Default" office:value-type="string" calcext:value-type="string">
            <text:p>instructions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table:style-name="ce56" office:value-type="float" office:value="8436741" calcext:value-type="float">
            <text:p>8436741</text:p>
          </table:table-cell>
          <table:table-cell table:style-name="ce56" office:value-type="float" office:value="192117740" calcext:value-type="float">
            <text:p>192117740</text:p>
          </table:table-cell>
          <table:table-cell table:style-name="ce56" office:value-type="float" office:value="532913466" calcext:value-type="float">
            <text:p>532913466</text:p>
          </table:table-cell>
          <table:table-cell table:style-name="ce56" office:value-type="float" office:value="1373848564" calcext:value-type="float">
            <text:p>1373848564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table:style-name="ce56" office:value-type="float" office:value="8195749" calcext:value-type="float">
            <text:p>8195749</text:p>
          </table:table-cell>
          <table:table-cell table:style-name="ce56" office:value-type="float" office:value="2671605603" calcext:value-type="float">
            <text:p>2671605603</text:p>
          </table:table-cell>
          <table:table-cell table:style-name="ce56" office:value-type="float" office:value="2566747580" calcext:value-type="float">
            <text:p>2566747580</text:p>
          </table:table-cell>
          <table:table-cell table:style-name="ce56" office:value-type="float" office:value="6586075481" calcext:value-type="float">
            <text:p>6586075481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356503" calcext:value-type="float">
            <text:p>8356503</text:p>
          </table:table-cell>
          <table:table-cell office:value-type="float" office:value="2164977949" calcext:value-type="float">
            <text:p>2164977949</text:p>
          </table:table-cell>
          <table:table-cell office:value-type="float" office:value="3307513599" calcext:value-type="float">
            <text:p>3307513599</text:p>
          </table:table-cell>
          <table:table-cell office:value-type="float" office:value="6546398832" calcext:value-type="float">
            <text:p>6546398832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249697" calcext:value-type="float">
            <text:p>8249697</text:p>
          </table:table-cell>
          <table:table-cell office:value-type="float" office:value="1660200987" calcext:value-type="float">
            <text:p>1660200987</text:p>
          </table:table-cell>
          <table:table-cell office:value-type="float" office:value="9894545068" calcext:value-type="float">
            <text:p>9894545068</text:p>
          </table:table-cell>
          <table:table-cell office:value-type="float" office:value="5060053279" calcext:value-type="float">
            <text:p>5060053279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8673497" calcext:value-type="float">
            <text:p>8673497</text:p>
          </table:table-cell>
          <table:table-cell office:value-type="float" office:value="6170057588" calcext:value-type="float">
            <text:p>6170057588</text:p>
          </table:table-cell>
          <table:table-cell office:value-type="float" office:value="26468147012" calcext:value-type="float">
            <text:p>26468147012</text:p>
          </table:table-cell>
          <table:table-cell office:value-type="float" office:value="14555735647" calcext:value-type="float">
            <text:p>14555735647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266876" calcext:value-type="float">
            <text:p>502266876</text:p>
          </table:table-cell>
          <table:table-cell office:value-type="float" office:value="1906644589" calcext:value-type="float">
            <text:p>1906644589</text:p>
          </table:table-cell>
          <table:table-cell office:value-type="float" office:value="9981506872" calcext:value-type="float">
            <text:p>9981506872</text:p>
          </table:table-cell>
          <table:table-cell office:value-type="float" office:value="5089128662" calcext:value-type="float">
            <text:p>5089128662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230112" calcext:value-type="float">
            <text:p>8230112</text:p>
          </table:table-cell>
          <table:table-cell office:value-type="float" office:value="190478171" calcext:value-type="float">
            <text:p>190478171</text:p>
          </table:table-cell>
          <table:table-cell office:value-type="float" office:value="805503427" calcext:value-type="float">
            <text:p>805503427</text:p>
          </table:table-cell>
          <table:table-cell office:value-type="float" office:value="2140820277" calcext:value-type="float">
            <text:p>2140820277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8018870" calcext:value-type="float">
            <text:p>8018870</text:p>
          </table:table-cell>
          <table:table-cell office:value-type="float" office:value="191653492" calcext:value-type="float">
            <text:p>191653492</text:p>
          </table:table-cell>
          <table:table-cell office:value-type="float" office:value="791492509" calcext:value-type="float">
            <text:p>791492509</text:p>
          </table:table-cell>
          <table:table-cell office:value-type="float" office:value="1387965764" calcext:value-type="float">
            <text:p>1387965764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8203122" calcext:value-type="float">
            <text:p>8203122</text:p>
          </table:table-cell>
          <table:table-cell office:value-type="float" office:value="2674081604" calcext:value-type="float">
            <text:p>2674081604</text:p>
          </table:table-cell>
          <table:table-cell office:value-type="float" office:value="2816663308" calcext:value-type="float">
            <text:p>2816663308</text:p>
          </table:table-cell>
          <table:table-cell office:value-type="float" office:value="6608957045" calcext:value-type="float">
            <text:p>6608957045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6101006" calcext:value-type="float">
            <text:p>16101006</text:p>
          </table:table-cell>
          <table:table-cell office:value-type="float" office:value="2163340481" calcext:value-type="float">
            <text:p>2163340481</text:p>
          </table:table-cell>
          <table:table-cell office:value-type="float" office:value="3559139671" calcext:value-type="float">
            <text:p>3559139671</text:p>
          </table:table-cell>
          <table:table-cell office:value-type="float" office:value="6577572199" calcext:value-type="float">
            <text:p>6577572199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8525708" calcext:value-type="float">
            <text:p>8525708</text:p>
          </table:table-cell>
          <table:table-cell office:value-type="float" office:value="1660638315" calcext:value-type="float">
            <text:p>1660638315</text:p>
          </table:table-cell>
          <table:table-cell office:value-type="float" office:value="10187955871" calcext:value-type="float">
            <text:p>10187955871</text:p>
          </table:table-cell>
          <table:table-cell office:value-type="float" office:value="5075373824" calcext:value-type="float">
            <text:p>5075373824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8895117" calcext:value-type="float">
            <text:p>8895117</text:p>
          </table:table-cell>
          <table:table-cell office:value-type="float" office:value="6165609589" calcext:value-type="float">
            <text:p>6165609589</text:p>
          </table:table-cell>
          <table:table-cell office:value-type="float" office:value="26729050659" calcext:value-type="float">
            <text:p>26729050659</text:p>
          </table:table-cell>
          <table:table-cell office:value-type="float" office:value="14585014746" calcext:value-type="float">
            <text:p>14585014746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table:style-name="ce56" office:value-type="float" office:value="502517442" calcext:value-type="float">
            <text:p>502517442</text:p>
          </table:table-cell>
          <table:table-cell table:style-name="ce56" office:value-type="float" office:value="1910151811" calcext:value-type="float">
            <text:p>1910151811</text:p>
          </table:table-cell>
          <table:table-cell table:style-name="ce56" office:value-type="float" office:value="10493791700" calcext:value-type="float">
            <text:p>10493791700</text:p>
          </table:table-cell>
          <table:table-cell table:style-name="ce56" office:value-type="float" office:value="5108459568" calcext:value-type="float">
            <text:p>5108459568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table:style-name="ce56" office:value-type="float" office:value="8256052" calcext:value-type="float">
            <text:p>8256052</text:p>
          </table:table-cell>
          <table:table-cell table:style-name="ce56" office:value-type="float" office:value="192134967" calcext:value-type="float">
            <text:p>192134967</text:p>
          </table:table-cell>
          <table:table-cell table:style-name="ce56" office:value-type="float" office:value="1096194251" calcext:value-type="float">
            <text:p>1096194251</text:p>
          </table:table-cell>
          <table:table-cell table:style-name="ce56" office:value-type="float" office:value="2158318165" calcext:value-type="float">
            <text:p>2158318165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41741" calcext:value-type="float">
            <text:p>7841741</text:p>
          </table:table-cell>
          <table:table-cell office:value-type="float" office:value="188805368" calcext:value-type="float">
            <text:p>188805368</text:p>
          </table:table-cell>
          <table:table-cell office:value-type="float" office:value="805653337" calcext:value-type="float">
            <text:p>805653337</text:p>
          </table:table-cell>
          <table:table-cell office:value-type="float" office:value="1357150905" calcext:value-type="float">
            <text:p>1357150905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151939" calcext:value-type="float">
            <text:p>8151939</text:p>
          </table:table-cell>
          <table:table-cell office:value-type="float" office:value="2672881799" calcext:value-type="float">
            <text:p>2672881799</text:p>
          </table:table-cell>
          <table:table-cell office:value-type="float" office:value="2806880828" calcext:value-type="float">
            <text:p>2806880828</text:p>
          </table:table-cell>
          <table:table-cell office:value-type="float" office:value="6624024490" calcext:value-type="float">
            <text:p>6624024490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04098280" calcext:value-type="float">
            <text:p>104098280</text:p>
          </table:table-cell>
          <table:table-cell office:value-type="float" office:value="2146803551" calcext:value-type="float">
            <text:p>2146803551</text:p>
          </table:table-cell>
          <table:table-cell office:value-type="float" office:value="11916617480" calcext:value-type="float">
            <text:p>11916617480</text:p>
          </table:table-cell>
          <table:table-cell office:value-type="float" office:value="6604853828" calcext:value-type="float">
            <text:p>6604853828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535498916" calcext:value-type="float">
            <text:p>535498916</text:p>
          </table:table-cell>
          <table:table-cell office:value-type="float" office:value="1667295657" calcext:value-type="float">
            <text:p>1667295657</text:p>
          </table:table-cell>
          <table:table-cell office:value-type="float" office:value="97359935643" calcext:value-type="float">
            <text:p>97359935643</text:p>
          </table:table-cell>
          <table:table-cell office:value-type="float" office:value="5123919062" calcext:value-type="float">
            <text:p>5123919062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1169205323" calcext:value-type="float">
            <text:p>1169205323</text:p>
          </table:table-cell>
          <table:table-cell office:value-type="float" office:value="23013317172" calcext:value-type="float">
            <text:p>23013317172</text:p>
          </table:table-cell>
          <table:table-cell office:value-type="float" office:value="185062975287" calcext:value-type="float">
            <text:p>185062975287</text:p>
          </table:table-cell>
          <table:table-cell office:value-type="float" office:value="87525251316" calcext:value-type="float">
            <text:p>87525251316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81701437" calcext:value-type="float">
            <text:p>581701437</text:p>
          </table:table-cell>
          <table:table-cell office:value-type="float" office:value="1906771995" calcext:value-type="float">
            <text:p>1906771995</text:p>
          </table:table-cell>
          <table:table-cell office:value-type="float" office:value="14608484755" calcext:value-type="float">
            <text:p>14608484755</text:p>
          </table:table-cell>
          <table:table-cell office:value-type="float" office:value="5106779781" calcext:value-type="float">
            <text:p>5106779781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13108" calcext:value-type="float">
            <text:p>8113108</text:p>
          </table:table-cell>
          <table:table-cell office:value-type="float" office:value="190144482" calcext:value-type="float">
            <text:p>190144482</text:p>
          </table:table-cell>
          <table:table-cell office:value-type="float" office:value="1103083449" calcext:value-type="float">
            <text:p>1103083449</text:p>
          </table:table-cell>
          <table:table-cell office:value-type="float" office:value="2160493156" calcext:value-type="float">
            <text:p>2160493156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6">
          <table:table-cell table:number-columns-repeated="3"/>
          <table:table-cell table:style-name="Default" table:number-columns-repeated="4"/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6">
          <table:table-cell table:style-name="ce58" office:value-type="string" calcext:value-type="string">
            <text:p>EXPERIMENT</text:p>
          </table:table-cell>
          <table:table-cell table:style-name="ce58" office:value-type="string" calcext:value-type="string">
            <text:p>thread=1</text:p>
          </table:table-cell>
          <table:table-cell table:style-name="ce58" office:value-type="string" calcext:value-type="string">
            <text:p>width=100</text:p>
          </table:table-cell>
          <table:table-cell table:style-name="ce58" office:value-type="string" calcext:value-type="string">
            <text:p>height=100000</text:p>
          </table:table-cell>
          <table:table-cell table:style-name="ce58" office:value-type="string" calcext:value-type="string">
            <text:p>repeat=25</text:p>
          </table:table-cell>
          <table:table-cell table:style-name="ce58" office:value-type="string" calcext:value-type="string">
            <text:p>hyperthread=0</text:p>
          </table:table-cell>
          <table:table-cell table:style-name="ce60" office:value-type="string" calcext:value-type="string">
            <text:p>size(Mib)=3814,697</text:p>
          </table:table-cell>
          <table:table-cell table:number-columns-repeated="15"/>
        </table:table-row>
        <table:table-row table:style-name="ro6">
          <table:table-cell table:style-name="ce58" office:value-type="string" calcext:value-type="string">
            <text:p>func</text:p>
          </table:table-cell>
          <table:table-cell table:style-name="ce58" office:value-type="string" calcext:value-type="string">
            <text:p>u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e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fast</text:p>
          </table:table-cell>
          <table:table-cell table:style-name="ce58" office:value-type="float" office:value="0.08" calcext:value-type="float">
            <text:p>0,08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081247" calcext:value-type="float">
            <text:p>0,081247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a</text:p>
          </table:table-cell>
          <table:table-cell table:style-name="ce58" office:value-type="float" office:value="0.736" calcext:value-type="float">
            <text:p>0,736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736949" calcext:value-type="float">
            <text:p>0,736949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b</text:p>
          </table:table-cell>
          <table:table-cell table:style-name="ce58" office:value-type="float" office:value="0.984" calcext:value-type="float">
            <text:p>0,98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984306" calcext:value-type="float">
            <text:p>0,984306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c</text:p>
          </table:table-cell>
          <table:table-cell table:style-name="ce58" office:value-type="float" office:value="3.128" calcext:value-type="float">
            <text:p>3,128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.126521" calcext:value-type="float">
            <text:p>3,126521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d</text:p>
          </table:table-cell>
          <table:table-cell table:style-name="ce58" office:value-type="float" office:value="8.476" calcext:value-type="float">
            <text:p>8,476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8.479108" calcext:value-type="float">
            <text:p>8,479108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e</text:p>
          </table:table-cell>
          <table:table-cell table:style-name="ce58" office:value-type="float" office:value="3.84" calcext:value-type="float">
            <text:p>3,8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.840148" calcext:value-type="float">
            <text:p>3,840148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f</text:p>
          </table:table-cell>
          <table:table-cell table:style-name="ce58" office:value-type="float" office:value="0.18" calcext:value-type="float">
            <text:p>0,18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179042" calcext:value-type="float">
            <text:p>0,179042</text:p>
          </table:table-cell>
          <table:table-cell table:style-name="ce59" table:number-columns-repeated="3"/>
          <table:table-cell table:number-columns-repeated="15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6">
          <table:table-cell table:style-name="ce58" office:value-type="string" calcext:value-type="string">
            <text:p>EXPERIMENT</text:p>
          </table:table-cell>
          <table:table-cell table:style-name="ce58" office:value-type="string" calcext:value-type="string">
            <text:p>thread=2</text:p>
          </table:table-cell>
          <table:table-cell table:style-name="ce58" office:value-type="string" calcext:value-type="string">
            <text:p>width=100</text:p>
          </table:table-cell>
          <table:table-cell table:style-name="ce58" office:value-type="string" calcext:value-type="string">
            <text:p>height=100000</text:p>
          </table:table-cell>
          <table:table-cell table:style-name="ce58" office:value-type="string" calcext:value-type="string">
            <text:p>repeat=25</text:p>
          </table:table-cell>
          <table:table-cell table:style-name="ce58" office:value-type="string" calcext:value-type="string">
            <text:p>hyperthread=0</text:p>
          </table:table-cell>
          <table:table-cell table:style-name="ce60" office:value-type="string" calcext:value-type="string">
            <text:p>size(Mib)=3814,697</text:p>
          </table:table-cell>
          <table:table-cell table:number-columns-repeated="15"/>
        </table:table-row>
        <table:table-row table:style-name="ro6">
          <table:table-cell table:style-name="ce58" office:value-type="string" calcext:value-type="string">
            <text:p>func</text:p>
          </table:table-cell>
          <table:table-cell table:style-name="ce58" office:value-type="string" calcext:value-type="string">
            <text:p>u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e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fast</text:p>
          </table:table-cell>
          <table:table-cell table:style-name="ce58" office:value-type="float" office:value="0.112" calcext:value-type="float">
            <text:p>0,11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059353" calcext:value-type="float">
            <text:p>0,059353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a</text:p>
          </table:table-cell>
          <table:table-cell table:style-name="ce58" office:value-type="float" office:value="0.816" calcext:value-type="float">
            <text:p>0,816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410414" calcext:value-type="float">
            <text:p>0,410414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b</text:p>
          </table:table-cell>
          <table:table-cell table:style-name="ce58" office:value-type="float" office:value="4.032" calcext:value-type="float">
            <text:p>4,03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.058757" calcext:value-type="float">
            <text:p>2,058757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c</text:p>
          </table:table-cell>
          <table:table-cell table:style-name="ce58" office:value-type="float" office:value="45.976" calcext:value-type="float">
            <text:p>45,976</text:p>
          </table:table-cell>
          <table:table-cell table:style-name="ce58" office:value-type="float" office:value="0.004" calcext:value-type="float">
            <text:p>0,004</text:p>
          </table:table-cell>
          <table:table-cell table:style-name="ce58" office:value-type="float" office:value="23.010138" calcext:value-type="float">
            <text:p>23,010138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d</text:p>
          </table:table-cell>
          <table:table-cell table:style-name="ce58" office:value-type="float" office:value="40.78" calcext:value-type="float">
            <text:p>40,7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5.018113" calcext:value-type="float">
            <text:p>35,018113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e</text:p>
          </table:table-cell>
          <table:table-cell table:style-name="ce58" office:value-type="float" office:value="6.064" calcext:value-type="float">
            <text:p>6,064</text:p>
          </table:table-cell>
          <table:table-cell table:style-name="ce58" office:value-type="float" office:value="0.008" calcext:value-type="float">
            <text:p>0,008</text:p>
          </table:table-cell>
          <table:table-cell table:style-name="ce58" office:value-type="float" office:value="3.040225" calcext:value-type="float">
            <text:p>3,040225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f</text:p>
          </table:table-cell>
          <table:table-cell table:style-name="ce58" office:value-type="float" office:value="0.2" calcext:value-type="float">
            <text:p>0,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1308" calcext:value-type="float">
            <text:p>0,1308</text:p>
          </table:table-cell>
          <table:table-cell table:style-name="ce59" table:number-columns-repeated="3"/>
          <table:table-cell table:number-columns-repeated="15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6">
          <table:table-cell table:style-name="ce58" office:value-type="string" calcext:value-type="string">
            <text:p>EXPERIMENT</text:p>
          </table:table-cell>
          <table:table-cell table:style-name="ce58" office:value-type="string" calcext:value-type="string">
            <text:p>thread=2</text:p>
          </table:table-cell>
          <table:table-cell table:style-name="ce58" office:value-type="string" calcext:value-type="string">
            <text:p>width=100</text:p>
          </table:table-cell>
          <table:table-cell table:style-name="ce58" office:value-type="string" calcext:value-type="string">
            <text:p>height=100000</text:p>
          </table:table-cell>
          <table:table-cell table:style-name="ce58" office:value-type="string" calcext:value-type="string">
            <text:p>repeat=25</text:p>
          </table:table-cell>
          <table:table-cell table:style-name="ce58" office:value-type="string" calcext:value-type="string">
            <text:p>hyperthread=1</text:p>
          </table:table-cell>
          <table:table-cell table:style-name="ce60" office:value-type="string" calcext:value-type="string">
            <text:p>size(Mib)=3814,697</text:p>
          </table:table-cell>
          <table:table-cell table:number-columns-repeated="15"/>
        </table:table-row>
        <table:table-row table:style-name="ro6">
          <table:table-cell table:style-name="ce58" office:value-type="string" calcext:value-type="string">
            <text:p>func</text:p>
          </table:table-cell>
          <table:table-cell table:style-name="ce58" office:value-type="string" calcext:value-type="string">
            <text:p>u</text:p>
          </table:table-cell>
          <table:table-cell table:style-name="ce58" office:value-type="string" calcext:value-type="string">
            <text:p>s</text:p>
          </table:table-cell>
          <table:table-cell table:style-name="ce58" office:value-type="string" calcext:value-type="string">
            <text:p>e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fast</text:p>
          </table:table-cell>
          <table:table-cell table:style-name="ce58" office:value-type="float" office:value="0.084" calcext:value-type="float">
            <text:p>0,08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083183" calcext:value-type="float">
            <text:p>0,083183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a</text:p>
          </table:table-cell>
          <table:table-cell table:style-name="ce58" office:value-type="float" office:value="0.74" calcext:value-type="float">
            <text:p>0,7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741118" calcext:value-type="float">
            <text:p>0,741118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b</text:p>
          </table:table-cell>
          <table:table-cell table:style-name="ce58" office:value-type="float" office:value="0.992" calcext:value-type="float">
            <text:p>0,99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990874" calcext:value-type="float">
            <text:p>0,990874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c</text:p>
          </table:table-cell>
          <table:table-cell table:style-name="ce58" office:value-type="float" office:value="3.144" calcext:value-type="float">
            <text:p>3,14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.145744" calcext:value-type="float">
            <text:p>3,145744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d</text:p>
          </table:table-cell>
          <table:table-cell table:style-name="ce58" office:value-type="float" office:value="8.52" calcext:value-type="float">
            <text:p>8,5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8.519871" calcext:value-type="float">
            <text:p>8,519871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e</text:p>
          </table:table-cell>
          <table:table-cell table:style-name="ce58" office:value-type="float" office:value="3.904" calcext:value-type="float">
            <text:p>3,904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.905976" calcext:value-type="float">
            <text:p>3,905976</text:p>
          </table:table-cell>
          <table:table-cell table:style-name="ce59" table:number-columns-repeated="3"/>
          <table:table-cell table:number-columns-repeated="15"/>
        </table:table-row>
        <table:table-row table:style-name="ro6">
          <table:table-cell table:style-name="ce58" office:value-type="string" calcext:value-type="string">
            <text:p>slow_f</text:p>
          </table:table-cell>
          <table:table-cell table:style-name="ce58" office:value-type="float" office:value="0.176" calcext:value-type="float">
            <text:p>0,176</text:p>
          </table:table-cell>
          <table:table-cell table:style-name="ce58" office:value-type="float" office:value="0.004" calcext:value-type="float">
            <text:p>0,004</text:p>
          </table:table-cell>
          <table:table-cell table:style-name="ce58" office:value-type="float" office:value="0.176965" calcext:value-type="float">
            <text:p>0,176965</text:p>
          </table:table-cell>
          <table:table-cell table:style-name="ce59" table:number-columns-repeated="3"/>
          <table:table-cell table:number-columns-repeated="15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8:10:20.64360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10M34S</meta:editing-duration>
    <meta:editing-cycles>3</meta:editing-cycles>
    <meta:generator>LibreOffice/5.3.1.2$Linux_X86_64 LibreOffice_project/30m0$Build-2</meta:generator>
    <dc:date>2017-10-29T18:20:21.776901102</dc:date>
    <meta:document-statistic meta:table-count="6" meta:cell-count="805" meta:object-count="0"/>
  </office:meta>
</office:document-meta>
</file>